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7"><text:soft-page-break/>Sat April 14,2018 <text:span text:style-name="T1">18 miles</text:span> </text:p>
      <text:p text:style-name="P7">I ran a slightly hilly 6 mile loop 3 times with a 1 minute rest after the 1<text:span text:style-name="T2">st</text:span> and 2<text:span text:style-name="T2">nd</text:span> loops,</text:p>
      <text:p text:style-name="P7">The average paces for the 3 loops were: 10:26, 10:26 and 9:4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4T13:27:34.47</dc:date>
    <dc:creator>James Lombardi</dc:creator>
    <meta:editing-duration>P2DT14H5M57S</meta:editing-duration>
    <meta:editing-cycles>238</meta:editing-cycles>
    <meta:generator>OpenOffice/4.1.2$Win32 OpenOffice.org_project/412m3$Build-9782</meta:generator>
    <meta:document-statistic meta:table-count="0" meta:image-count="0" meta:object-count="0" meta:page-count="8" meta:paragraph-count="147" meta:word-count="2123" meta:character-count="10299"/>
  </office:meta>
</office:document-meta>
</file>